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0.75cm" fo:min-width="8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1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5cm" svg:height="11cm" svg:x="2.75cm" svg:y="2.5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1.5cm" svg:x="3cm" svg:y="2.5cm">
          <draw:text-box>
            <text:p><text:span text:style-name="T1">Scobas logo</text:span></text:p>
          </draw:text-box>
        </draw:frame>
        <draw:frame draw:style-name="gr3" draw:text-style-name="P3" draw:layer="layout" svg:width="5cm" svg:height="2.5cm" svg:x="4.25cm" svg:y="4cm">
          <draw:text-box>
            <text:p>Image showing exfel and python help</text:p>
          </draw:text-box>
        </draw:frame>
        <draw:frame draw:style-name="gr4" draw:text-style-name="P3" draw:layer="layout" svg:width="7cm" svg:height="1.25cm" svg:x="3.75cm" svg:y="7.25cm">
          <draw:text-box>
            <text:p>Help - button</text:p>
          </draw:text-box>
        </draw:frame>
        <draw:frame draw:style-name="gr4" draw:text-style-name="P3" draw:layer="layout" svg:width="7cm" svg:height="1.25cm" svg:x="3.75cm" svg:y="9cm">
          <draw:text-box>
            <text:p>Go to back up button</text:p>
          </draw:text-box>
        </draw:frame>
        <draw:custom-shape draw:style-name="gr1" draw:text-style-name="P2" draw:layer="layout" svg:width="8.75cm" svg:height="11cm" svg:x="12.25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cm" svg:height="1.5cm" svg:x="12.5cm" svg:y="2.75cm">
          <draw:text-box>
            <text:p><text:span text:style-name="T1">Scobas logo</text:span></text:p>
          </draw:text-box>
        </draw:frame>
        <draw:frame draw:style-name="gr4" draw:text-style-name="P3" draw:layer="layout" svg:width="7cm" svg:height="1.25cm" svg:x="13cm" svg:y="4.25cm">
          <draw:text-box>
            <text:p>FileChooser - source</text:p>
          </draw:text-box>
        </draw:frame>
        <draw:frame draw:style-name="gr4" draw:text-style-name="P3" draw:layer="layout" svg:width="7cm" svg:height="1.673cm" svg:x="13cm" svg:y="6cm">
          <draw:text-box>
            <text:p>FileChooser - destination</text:p>
          </draw:text-box>
        </draw:frame>
        <draw:frame draw:style-name="gr4" draw:text-style-name="P3" draw:layer="layout" svg:width="7cm" svg:height="1.25cm" svg:x="13cm" svg:y="11.577cm">
          <draw:text-box>
            <text:p>Progress - warnings</text:p>
          </draw:text-box>
        </draw:frame>
        <draw:frame draw:style-name="gr4" draw:text-style-name="P3" draw:layer="layout" svg:width="7cm" svg:height="1.25cm" svg:x="13cm" svg:y="9cm">
          <draw:text-box>
            <text:p>back up butto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8T19:06:43.750392338</meta:creation-date>
    <dc:date>2022-12-28T19:17:22.900045395</dc:date>
    <meta:editing-duration>PT29S</meta:editing-duration>
    <meta:editing-cycles>1</meta:editing-cycles>
    <meta:document-statistic meta:object-count="11"/>
    <meta:generator>LibreOffice/7.3.7.2$Linux_X86_64 LibreOffice_project/30$Build-2</meta:generator>
  </office:meta>
</office:document-meta>
</file>